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master-page-name="First_20_Page">
      <style:paragraph-properties style:page-number="auto" fo:break-before="pag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5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5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  <text:p text:style-name="P11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3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12-16T02:46:37</dc:date>
    <meta:editing-duration>PT4H40M18S</meta:editing-duration>
    <meta:editing-cycles>121</meta:editing-cycles>
    <meta:generator>LibreOffice/3.5$Linux_X86_64 LibreOffice_project/350m1$Build-2</meta:generator>
    <dc:creator>Laurent FRANCOIS</dc:creator>
    <meta:document-statistic meta:table-count="3" meta:image-count="0" meta:object-count="0" meta:page-count="3" meta:paragraph-count="69" meta:word-count="238" meta:character-count="1791" meta:non-whitespace-character-count="1622"/>
  </office:meta>
</office:document-meta>
</file>